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Detagfier.RhinoDetag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hinoDetagfier.append( int state , char c , StringBuffer bu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RhinoDetagfier.getDetagfiedString( Reader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